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78000003276C8708C2E6DB9A82.jpg" manifest:media-type="image/jpeg"/>
  <manifest:file-entry manifest:full-path="Pictures/1000000000000415000002E8732EC459A95B85E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 Arabic UI Bk" svg:font-family="'Noto Sans Arabic UI Bk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8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548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573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28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713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16cm"/>
    </style:style>
    <style:style style:name="pr1" style:family="presentation" style:parent-style-name="yuki-title">
      <style:graphic-properties fo:min-height="3.506cm"/>
    </style:style>
    <style:style style:name="pr2" style:family="presentation" style:parent-style-name="yuki-notes">
      <style:graphic-properties draw:fill-color="#ffffff" fo:min-height="13.364cm"/>
    </style:style>
    <style:style style:name="pr3" style:family="presentation" style:parent-style-name="yuki1-title">
      <style:graphic-properties draw:auto-grow-height="true" fo:min-height="3.506cm"/>
    </style:style>
    <style:style style:name="pr4" style:family="presentation" style:parent-style-name="yuki1-notes">
      <style:graphic-properties draw:fill-color="#ffffff" draw:auto-grow-height="true" fo:min-height="13.364cm"/>
    </style:style>
    <style:style style:name="P1" style:family="paragraph">
      <style:text-properties fo:color="#000000" style:font-name="Noto Sans Arabic UI Bk" fo:background-color="transparent" style:font-name-complex="Noto Sans Arabic UI Bk"/>
    </style:style>
    <style:style style:name="P2" style:family="paragraph">
      <style:text-properties fo:color="#e8a202" style:font-name="Cantarell Extra Bold" fo:background-color="#e6e905" style:font-name-complex="Noto Sans Arabic UI Bk"/>
    </style:style>
    <style:style style:name="P3" style:family="paragraph">
      <loext:graphic-properties draw:fill-color="#ffffff"/>
    </style:style>
    <style:style style:name="P4" style:family="paragraph">
      <style:text-properties style:font-name="Noto Sans Arabic UI Bk" style:font-name-complex="Noto Sans Arabic UI Bk"/>
    </style:style>
    <style:style style:name="P5" style:family="paragraph">
      <style:paragraph-properties fo:text-align="center" style:writing-mode="rl-tb"/>
    </style:style>
    <style:style style:name="P6" style:family="paragraph">
      <loext:graphic-properties draw:fill="none" draw:fill-color="#ffffff"/>
      <style:paragraph-properties fo:text-align="center" style:writing-mode="rl-tb"/>
      <style:text-properties style:font-name="Noto Sans Arabic UI Bk" style:font-name-complex="Noto Sans Arabic UI Bk"/>
    </style:style>
    <style:style style:name="P7" style:family="paragraph">
      <style:paragraph-properties fo:line-height="115%" fo:text-align="center" style:writing-mode="rl-tb"/>
    </style:style>
    <style:style style:name="P8" style:family="paragraph">
      <loext:graphic-properties draw:fill="none" draw:fill-color="#ffffff"/>
      <style:paragraph-properties fo:line-height="115%" fo:text-align="center" style:writing-mode="rl-tb"/>
      <style:text-properties style:font-name="Noto Sans Arabic UI Bk" fo:font-size="28pt" style:font-size-asian="28pt" style:font-name-complex="Noto Sans Arabic UI Bk" style:font-size-complex="28pt"/>
    </style:style>
    <style:style style:name="P9" style:family="paragraph">
      <style:text-properties fo:color="#000000" style:font-name="Cantarell Extra Bold" fo:background-color="transparent" style:font-name-complex="Noto Sans Arabic UI Bk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style:font-name="Noto Sans Arabic UI Bk" fo:font-size="60pt" fo:background-color="transparent" style:font-size-asian="60pt" style:font-name-complex="Noto Sans Arabic UI Bk" style:font-size-complex="60pt"/>
    </style:style>
    <style:style style:name="T2" style:family="text">
      <style:text-properties fo:color="#000000" style:font-name="Cantarell Extra Bold" fo:font-size="48pt" fo:background-color="transparent" style:font-size-asian="48pt" style:font-name-complex="Noto Sans Arabic UI Bk" style:font-size-complex="48pt"/>
    </style:style>
    <style:style style:name="T3" style:family="text">
      <style:text-properties style:font-name="Noto Sans Arabic UI Bk" fo:font-size="40pt" style:font-size-asian="40pt" style:font-name-complex="Noto Sans Arabic UI Bk" style:font-size-complex="40pt"/>
    </style:style>
    <style:style style:name="T4" style:family="text">
      <style:text-properties style:font-name="Noto Sans Arabic UI Bk" fo:font-size="28pt" style:font-size-asian="28pt" style:font-name-complex="Noto Sans Arabic UI Bk" style:font-size-complex="28pt"/>
    </style:style>
    <style:style style:name="T5" style:family="text">
      <style:text-properties style:font-name="Noto Sans Arabic UI Bk" fo:font-size="32pt" style:font-size-asian="32pt" style:font-name-complex="Noto Sans Arabic UI Bk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Noto Sans Arabic UI Bk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Noto Sans Arabic UI Bk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Sans Arabic UI Bk" fo:font-size="48pt" style:font-size-asian="48pt" style:font-name-complex="Noto Sans Arabic UI Bk" style:font-size-complex="48pt"/>
    </style:style>
    <style:style style:name="T8" style:family="text">
      <style:text-properties style:font-name="Noto Sans Arabic UI Bk" fo:font-size="44pt" style:font-size-asian="44pt" style:font-name-complex="Noto Sans Arabic UI Bk" style:font-size-complex="44pt"/>
    </style:style>
    <style:style style:name="T9" style:family="text">
      <style:text-properties fo:color="#000000" style:font-name="Noto Sans Arabic UI Bk" fo:font-size="72pt" fo:background-color="transparent" style:font-size-asian="72pt" style:font-name-complex="Noto Sans Arabic UI Bk" style:font-size-complex="72pt"/>
    </style:style>
    <style:style style:name="T10" style:family="text">
      <style:text-properties fo:color="#000000" style:font-name="Cantarell Extra Bold" fo:font-size="44pt" fo:background-color="transparent" style:font-size-asian="44pt" style:font-name-complex="Noto Sans Arabic UI Bk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yuki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7.173cm" presentation:class="title" presentation:user-transformed="true">
          <draw:text-box>
            <text:p><text:span text:style-name="T1">زنجیره بلوکی</text:span></text:p>
          </draw:text-box>
        </draw:frame>
        <draw:frame presentation:style-name="pr1" draw:text-style-name="P2" draw:layer="layout" svg:width="25.199cm" svg:height="3.506cm" svg:x="1.401cm" svg:y="10.679cm" presentation:class="title" presentation:user-transformed="true">
          <draw:text-box>
            <text:p><text:span text:style-name="T2">Blockcha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yuki1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296cm" svg:y="6.575cm" presentation:class="title" presentation:user-transformed="true">
          <draw:text-box>
            <text:p><text:span text:style-name="T3">زنجیره بلوکی چیست؟</text:span></text:p>
          </draw:text-box>
        </draw:frame>
        <draw:frame draw:style-name="gr2" draw:text-style-name="P6" draw:layer="layout" svg:width="22.281cm" svg:height="2.935cm" svg:x="2.959cm" svg:y="10.27cm">
          <draw:text-box>
            <text:p text:style-name="P5"><text:span text:style-name="T4">نوعی سیستم ذخیره اطلاعات غیرمتمرکز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yuki1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296cm" svg:y="6.575cm" presentation:class="title" presentation:user-transformed="true">
          <draw:text-box>
            <text:p><text:span text:style-name="T3">زنجیره بلوکی چیست؟</text:span></text:p>
          </draw:text-box>
        </draw:frame>
        <draw:frame draw:style-name="gr3" draw:text-style-name="P6" draw:layer="layout" svg:width="22.281cm" svg:height="4.862cm" svg:x="2.959cm" svg:y="10.27cm">
          <draw:text-box>
            <text:p text:style-name="P5"><text:span text:style-name="T5">شامل لیست هایی گسترش پذیر از اطلاعات (بلوک)</text:span></text:p>
            <text:p text:style-name="P5"><text:span text:style-name="T5">که به کمک رمزنگاری به هم متصل هستند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yuki1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296cm" svg:y="6.575cm" presentation:class="title" presentation:user-transformed="true">
          <draw:text-box>
            <text:p><text:span text:style-name="T3">اهمیت زنجیره بلوکی</text:span></text:p>
          </draw:text-box>
        </draw:frame>
        <draw:frame draw:style-name="gr4" draw:text-style-name="P6" draw:layer="layout" svg:width="22.281cm" svg:height="1.788cm" svg:x="2.751cm" svg:y="10.652cm">
          <draw:text-box>
            <text:p text:style-name="P5"><text:span text:style-name="T5">پایه بسیاری از رمزارز ها مثل بیت کوین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yuki1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331cm" svg:y="5.566cm" presentation:class="title" presentation:user-transformed="true">
          <draw:text-box>
            <text:p><text:span text:style-name="T3">تاریخچه</text:span></text:p>
          </draw:text-box>
        </draw:frame>
        <draw:frame draw:style-name="gr5" draw:text-style-name="P8" draw:layer="layout" svg:width="22.281cm" svg:height="7.798cm" svg:x="2.959cm" svg:y="9.295cm">
          <draw:text-box>
            <text:p text:style-name="P7"><text:span text:style-name="T4">۱۹۹۱</text:span><text:span text:style-name="T4"> – هاربر و استورنتا – بلوک زنجیره ای امن</text:span></text:p>
            <text:p text:style-name="P7"><text:span text:style-name="T6">۱۹۹۲</text:span><text:span text:style-name="T6"> – بایر، </text:span><text:span text:style-name="T4">هاربر و استورنتا – درخت درهم سازی </text:span></text:p>
            <text:p text:style-name="P7"><text:span text:style-name="T4">۲۰۰۸</text:span><text:span text:style-name="T4"> – ساتوشی ناکوموتو – بهبود بلوک زنجیره ای و ساخت رمزارز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yuki1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331cm" svg:y="5.566cm" presentation:class="title" presentation:user-transformed="true">
          <draw:text-box>
            <text:p><text:span text:style-name="T3">ساختار</text:span></text:p>
          </draw:text-box>
        </draw:frame>
        <draw:frame draw:style-name="gr5" draw:text-style-name="P8" draw:layer="layout" svg:width="22.281cm" svg:height="7.798cm" svg:x="2.959cm" svg:y="9.295cm">
          <draw:text-box>
            <text:p text:style-name="P7"><text:span text:style-name="T6">زنجیره لیست هایی از اطلاعات</text:span><text:span text:style-name="T4"> غیرمتمرکز، گسترده و پخش و معمولًا در دسترس عموم که قابل تغییر و جابه جایی نیستند و قابل راستی‌آزمایی هستند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yuki1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331cm" svg:y="4.208cm" presentation:class="title" presentation:user-transformed="true">
          <draw:text-box>
            <text:p><text:span text:style-name="T7">بلوک</text:span></text:p>
          </draw:text-box>
        </draw:frame>
        <draw:frame draw:style-name="gr6" draw:text-style-name="P8" draw:layer="layout" svg:width="22.281cm" svg:height="9.823cm" svg:x="2.959cm" svg:y="7.897cm">
          <draw:text-box>
            <text:p text:style-name="P7"><text:span text:style-name="T4">مجموعه ای از اصلاعات امضا شده</text:span></text:p>
            <text:p text:style-name="P7"><text:span text:style-name="T4">شامل بخشی از اطلاعات بلوک <text:s/>قبلی</text:span></text:p>
            <text:p text:style-name="P7"><text:span text:style-name="T4">زمان بلوک: زمان برای ساخت یک بلوک، اتریوم </text:span><text:span text:style-name="T4">۱۰</text:span><text:span text:style-name="T4"> تا </text:span><text:span text:style-name="T4">۱۵</text:span><text:span text:style-name="T4"> ثانیه – بیت کوین </text:span><text:span text:style-name="T4">۱۰</text:span><text:span text:style-name="T4"> دقیقه</text:span></text:p>
            <text:p text:style-name="P7"><text:span text:style-name="T4">چند شاخه شدن(</text:span><text:span text:style-name="T4">hard fork</text:span><text:span text:style-name="T4">): تغییر اساسی در ساز و کار، بیت کوین کش – اتریوم کلاسیک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yuki1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331cm" svg:y="6.297cm" presentation:class="title" presentation:user-transformed="true">
          <draw:text-box>
            <text:p><text:span text:style-name="T8">عدم تمرکز</text:span></text:p>
          </draw:text-box>
        </draw:frame>
        <draw:frame draw:style-name="gr7" draw:text-style-name="P8" draw:layer="layout" svg:width="22.281cm" svg:height="4.978cm" svg:x="2.959cm" svg:y="9.609cm">
          <draw:text-box>
            <text:p text:style-name="P7"><text:span text:style-name="T4">مکان‌های مختلف ذخیره اطلاعات روی شبکه</text:span></text:p>
            <text:p text:style-name="P7"><text:span text:style-name="T4">عدم وابستگی – خطر حمله و تغییر تعمدی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yuki1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331cm" svg:y="5.566cm" presentation:class="title" presentation:user-transformed="true">
          <draw:text-box>
            <text:p><text:span text:style-name="T3">دسترسی</text:span></text:p>
          </draw:text-box>
        </draw:frame>
        <draw:frame draw:style-name="gr8" draw:text-style-name="P8" draw:layer="layout" svg:width="22.281cm" svg:height="6.963cm" svg:x="2.959cm" svg:y="9.072cm">
          <draw:text-box>
            <text:p text:style-name="P7"><text:span text:style-name="T4">همگانی: محافظت شده و تحت خطر توسط همه – بیت کوین و ...</text:span></text:p>
            <text:p text:style-name="P7"><text:span text:style-name="T4">خصوصی: دسترسی یا تغییر توسط عده محدودی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yuki1" presentation:presentation-page-layout-name="AL1T19">
        <office:forms form:automatic-focus="false" form:apply-design-mode="false"/>
        <draw:frame presentation:style-name="pr3" draw:text-style-name="P4" draw:layer="layout" svg:width="25.199cm" svg:height="3.506cm" svg:x="1.331cm" svg:y="5.566cm" presentation:class="title" presentation:user-transformed="true">
          <draw:text-box>
            <text:p><text:span text:style-name="T3">کاربرد ها</text:span></text:p>
          </draw:text-box>
        </draw:frame>
        <draw:frame draw:style-name="gr9" draw:text-style-name="P8" draw:layer="layout" svg:width="22.281cm" svg:height="7.966cm" svg:x="2.959cm" svg:y="9.211cm">
          <draw:text-box>
            <text:p text:style-name="P7"><text:span text:style-name="T4"><text:s text:c="4"/>پول دیجیتال (</text:span><text:span text:style-name="T4">Digital Currency</text:span><text:span text:style-name="T4">)</text:span></text:p>
            <text:p text:style-name="P7"><text:span text:style-name="T4"><text:s text:c="4"/>قراردادهای هوشمند (</text:span><text:span text:style-name="T4">Smart Contracts</text:span><text:span text:style-name="T4">)</text:span></text:p>
            <text:p text:style-name="P7"><text:span text:style-name="T4"><text:s text:c="4"/>اوراق بهادار (</text:span><text:span text:style-name="T4">Securities</text:span><text:span text:style-name="T4">)</text:span></text:p>
            <text:p text:style-name="P7"><text:span text:style-name="T4"><text:s text:c="4"/>ثبت و نگهداری سوابق (</text:span><text:span text:style-name="T4">Record Keeping</text:span><text:span text:style-name="T4">)</text:span></text:p>
            <text:p text:style-name="P7"><text:span text:style-name="T4"><text:s text:c="4"/>اینترنت اشیا (</text:span><text:span text:style-name="T4">Internet of things</text:span><text:span text:style-name="T4">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yuki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7.173cm" presentation:class="title" presentation:user-transformed="true">
          <draw:text-box>
            <text:p><text:span text:style-name="T9">پایان</text:span></text:p>
          </draw:text-box>
        </draw:frame>
        <draw:frame presentation:style-name="pr1" draw:text-style-name="P9" draw:layer="layout" svg:width="25.199cm" svg:height="3.506cm" svg:x="1.401cm" svg:y="10.679cm" presentation:class="title" presentation:user-transformed="true">
          <draw:text-box>
            <text:p><text:span text:style-name="T10">سوال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 Arabic UI Bk" svg:font-family="'Noto Sans Arabic UI Bk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yuki-background" style:family="presentation">
      <style:graphic-properties draw:stroke="none" draw:fill="none"/>
      <style:text-properties style:letter-kerning="true"/>
    </style:style>
    <style:style style:name="yuk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uk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uki-outline1" style:family="presentation">
      <style:graphic-properties draw:stroke="none" draw:fill="none" draw:auto-grow-height="false" draw:fit-to-size="shrink-to-fit" style:shrink-to-fit="true">
        <text:list-style style:name="yuk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uki-outline2" style:family="presentation" style:parent-style-name="yuki-outline1">
      <style:paragraph-properties fo:margin-top="0.4cm" fo:margin-bottom="0cm"/>
      <style:text-properties fo:font-size="28pt" style:font-size-asian="28pt" style:font-size-complex="28pt"/>
    </style:style>
    <style:style style:name="yuki-outline3" style:family="presentation" style:parent-style-name="yuki-outline2">
      <style:paragraph-properties fo:margin-top="0.3cm" fo:margin-bottom="0cm"/>
      <style:text-properties fo:font-size="24pt" style:font-size-asian="24pt" style:font-size-complex="24pt"/>
    </style:style>
    <style:style style:name="yuki-outline4" style:family="presentation" style:parent-style-name="yuki-outline3">
      <style:paragraph-properties fo:margin-top="0.2cm" fo:margin-bottom="0cm"/>
      <style:text-properties fo:font-size="20pt" style:font-size-asian="20pt" style:font-size-complex="20pt"/>
    </style:style>
    <style:style style:name="yuki-outline5" style:family="presentation" style:parent-style-name="yuki-outline4">
      <style:paragraph-properties fo:margin-top="0.1cm" fo:margin-bottom="0cm"/>
      <style:text-properties fo:font-size="20pt" style:font-size-asian="20pt" style:font-size-complex="20pt"/>
    </style:style>
    <style:style style:name="yuki-outline6" style:family="presentation" style:parent-style-name="yuki-outline5">
      <style:paragraph-properties fo:margin-top="0.1cm" fo:margin-bottom="0cm"/>
      <style:text-properties fo:font-size="20pt" style:font-size-asian="20pt" style:font-size-complex="20pt"/>
    </style:style>
    <style:style style:name="yuki-outline7" style:family="presentation" style:parent-style-name="yuki-outline6">
      <style:paragraph-properties fo:margin-top="0.1cm" fo:margin-bottom="0cm"/>
      <style:text-properties fo:font-size="20pt" style:font-size-asian="20pt" style:font-size-complex="20pt"/>
    </style:style>
    <style:style style:name="yuki-outline8" style:family="presentation" style:parent-style-name="yuki-outline7">
      <style:paragraph-properties fo:margin-top="0.1cm" fo:margin-bottom="0cm"/>
      <style:text-properties fo:font-size="20pt" style:font-size-asian="20pt" style:font-size-complex="20pt"/>
    </style:style>
    <style:style style:name="yuki-outline9" style:family="presentation" style:parent-style-name="yuki-outline8">
      <style:paragraph-properties fo:margin-top="0.1cm" fo:margin-bottom="0cm"/>
      <style:text-properties fo:font-size="20pt" style:font-size-asian="20pt" style:font-size-complex="20pt"/>
    </style:style>
    <style:style style:name="yuki-subtitle" style:family="presentation">
      <style:graphic-properties draw:stroke="none" draw:fill="none" draw:textarea-vertical-align="middle">
        <text:list-style style:name="yuk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uki-title" style:family="presentation">
      <style:graphic-properties draw:stroke="none" draw:fill="none" draw:textarea-vertical-align="middle">
        <text:list-style style:name="yuk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uki1-background" style:family="presentation">
      <style:graphic-properties draw:stroke="none" draw:fill="none"/>
      <style:text-properties style:letter-kerning="true"/>
    </style:style>
    <style:style style:name="yuk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uki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uki1-outline1" style:family="presentation">
      <style:graphic-properties draw:stroke="none" draw:fill="none" draw:auto-grow-height="false" draw:fit-to-size="shrink-to-fit" style:shrink-to-fit="true">
        <text:list-style style:name="yuk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uki1-outline2" style:family="presentation" style:parent-style-name="yuki1-outline1">
      <style:paragraph-properties fo:margin-top="0.4cm" fo:margin-bottom="0cm"/>
      <style:text-properties fo:font-size="28pt" style:font-size-asian="28pt" style:font-size-complex="28pt"/>
    </style:style>
    <style:style style:name="yuki1-outline3" style:family="presentation" style:parent-style-name="yuki1-outline2">
      <style:paragraph-properties fo:margin-top="0.3cm" fo:margin-bottom="0cm"/>
      <style:text-properties fo:font-size="24pt" style:font-size-asian="24pt" style:font-size-complex="24pt"/>
    </style:style>
    <style:style style:name="yuki1-outline4" style:family="presentation" style:parent-style-name="yuki1-outline3">
      <style:paragraph-properties fo:margin-top="0.2cm" fo:margin-bottom="0cm"/>
      <style:text-properties fo:font-size="20pt" style:font-size-asian="20pt" style:font-size-complex="20pt"/>
    </style:style>
    <style:style style:name="yuki1-outline5" style:family="presentation" style:parent-style-name="yuki1-outline4">
      <style:paragraph-properties fo:margin-top="0.1cm" fo:margin-bottom="0cm"/>
      <style:text-properties fo:font-size="20pt" style:font-size-asian="20pt" style:font-size-complex="20pt"/>
    </style:style>
    <style:style style:name="yuki1-outline6" style:family="presentation" style:parent-style-name="yuki1-outline5">
      <style:paragraph-properties fo:margin-top="0.1cm" fo:margin-bottom="0cm"/>
      <style:text-properties fo:font-size="20pt" style:font-size-asian="20pt" style:font-size-complex="20pt"/>
    </style:style>
    <style:style style:name="yuki1-outline7" style:family="presentation" style:parent-style-name="yuki1-outline6">
      <style:paragraph-properties fo:margin-top="0.1cm" fo:margin-bottom="0cm"/>
      <style:text-properties fo:font-size="20pt" style:font-size-asian="20pt" style:font-size-complex="20pt"/>
    </style:style>
    <style:style style:name="yuki1-outline8" style:family="presentation" style:parent-style-name="yuki1-outline7">
      <style:paragraph-properties fo:margin-top="0.1cm" fo:margin-bottom="0cm"/>
      <style:text-properties fo:font-size="20pt" style:font-size-asian="20pt" style:font-size-complex="20pt"/>
    </style:style>
    <style:style style:name="yuki1-outline9" style:family="presentation" style:parent-style-name="yuki1-outline8">
      <style:paragraph-properties fo:margin-top="0.1cm" fo:margin-bottom="0cm"/>
      <style:text-properties fo:font-size="20pt" style:font-size-asian="20pt" style:font-size-complex="20pt"/>
    </style:style>
    <style:style style:name="yuki1-subtitle" style:family="presentation">
      <style:graphic-properties draw:stroke="none" draw:fill="none" draw:textarea-vertical-align="middle">
        <text:list-style style:name="yuk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uki1-title" style:family="presentation">
      <style:graphic-properties draw:stroke="none" draw:fill="none" draw:textarea-vertical-align="middle">
        <text:list-style style:name="yuk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.253cm, 0.18cm, 0cm, 1.609cm)" draw:image-opacity="100%" style:mirror="none"/>
    </style:style>
    <style:style style:name="M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-color="#ffffff" draw:opacity="30%" draw:textarea-vertical-align="middle" draw:auto-grow-height="false" fo:min-height="15.632cm" fo:min-width="24.602cm" draw:shadow-opacity="30%"/>
    </style:style>
    <style:style style:name="Mpr1" style:family="presentation" style:parent-style-name="yuki-backgroundobjects">
      <style:graphic-properties draw:stroke="none" draw:fill="none" draw:fill-color="#ffffff" draw:auto-grow-height="false" fo:min-height="1.449cm"/>
    </style:style>
    <style:style style:name="Mpr2" style:family="presentation" style:parent-style-name="yuki-backgroundobjects">
      <style:graphic-properties draw:stroke="none" draw:fill="none" draw:fill-color="#ffffff" draw:auto-grow-height="false" fo:min-height="1.485cm"/>
    </style:style>
    <style:style style:name="Mpr3" style:family="presentation" style:parent-style-name="yuki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yuki1-backgroundobjects">
      <style:graphic-properties draw:stroke="none" draw:fill="none" draw:fill-color="#ffffff" draw:auto-grow-height="false" fo:min-height="1.449cm"/>
    </style:style>
    <style:style style:name="Mpr5" style:family="presentation" style:parent-style-name="yuki1-backgroundobjects">
      <style:graphic-properties draw:stroke="none" draw:fill="none" draw:fill-color="#ffffff" draw:auto-grow-height="false" fo:min-height="1.485cm"/>
    </style:style>
    <style:style style:name="Mpr6" style:family="presentation" style:parent-style-name="yuk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yuki" style:page-layout-name="PM1" draw:style-name="Mdp1">
      <draw:frame draw:style-name="Mgr3" draw:text-style-name="MP5" draw:layer="backgroundobjects" svg:width="29.216cm" svg:height="21.158cm" svg:x="-1.172cm" svg:y="-0.158cm">
        <draw:image xlink:href="Pictures/1000000000000415000002E8732EC459A95B85E6.jpg" xlink:type="simple" xlink:show="embed" xlink:actuate="onLoad" loext:mime-type="image/jpeg">
          <text:p/>
        </draw:image>
      </draw:frame>
      <draw:frame presentation:style-name="yuki-title" draw:layer="backgroundobjects" svg:width="25.199cm" svg:height="3.506cm" svg:x="1.4cm" svg:y="0.837cm" presentation:class="title" presentation:placeholder="true">
        <draw:text-box/>
      </draw:frame>
      <draw:frame presentation:style-name="yuki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yuki-title" draw:layer="backgroundobjects" svg:width="14.848cm" svg:height="11.136cm" svg:x="3.075cm" svg:y="2.257cm" presentation:class="page"/>
        <draw:frame presentation:style-name="yuk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uki1" style:page-layout-name="PM1" draw:style-name="Mdp1">
      <office:forms form:automatic-focus="false" form:apply-design-mode="false"/>
      <draw:frame draw:style-name="Mgr4" draw:text-style-name="MP5" draw:layer="backgroundobjects" svg:width="31.511cm" svg:height="22.247cm" svg:x="-3.1cm" svg:y="-0.758cm">
        <draw:image xlink:href="Pictures/1000000000000478000003276C8708C2E6DB9A82.jpg" xlink:type="simple" xlink:show="embed" xlink:actuate="onLoad" loext:mime-type="image/jpeg">
          <text:p/>
        </draw:image>
      </draw:frame>
      <draw:custom-shape draw:style-name="Mgr5" draw:text-style-name="MP8" draw:layer="backgroundobjects" svg:width="26.82cm" svg:height="17.6cm" svg:x="0.581cm" svg:y="1.70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yuki1-title" draw:layer="backgroundobjects" svg:width="25.199cm" svg:height="3.506cm" svg:x="1.4cm" svg:y="2.537cm" presentation:class="title" presentation:placeholder="true">
        <draw:text-box/>
      </draw:frame>
      <draw:frame presentation:style-name="yuki1-outline1" draw:layer="backgroundobjects" svg:width="25.199cm" svg:height="11.754cm" svg:x="1.4cm" svg:y="6.50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yuki1-title" draw:layer="backgroundobjects" svg:width="0.001cm" svg:height="0.001cm" svg:x="0cm" svg:y="2.257cm" presentation:class="page"/>
        <draw:frame presentation:style-name="yuki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3T09:09:50.867726744</meta:creation-date>
    <meta:editing-duration>PT1H32M59S</meta:editing-duration>
    <meta:editing-cycles>18</meta:editing-cycles>
    <meta:generator>LibreOffice/6.2.8.2$Linux_X86_64 LibreOffice_project/20$Build-2</meta:generator>
    <dc:title>falling-snow</dc:title>
    <dc:date>2019-12-13T11:06:25.760623171</dc:date>
    <meta:document-statistic meta:object-count="79"/>
  </office:meta>
</office:document-meta>
</file>